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4"/>
          <table:table-cell table:style-name="ce16" office:value-type="string">
            <text:p>Rabbit/0.03/4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5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4"/>
          <table:table-cell table:style-name="ce16" office:value-type="string">
            <text:p>Monkey/0.01/10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1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1/26/2018</text:date>, <text:time>20:4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26T20:46:02.36</dc:date>
    <dc:creator>Seab Dinch</dc:creator>
    <meta:editing-duration>P22DT14H45M15S</meta:editing-duration>
    <meta:editing-cycles>196</meta:editing-cycles>
    <meta:generator>OpenOffice/4.1.2$Win32 OpenOffice.org_project/412m3$Build-9782</meta:generator>
    <meta:document-statistic meta:table-count="3" meta:cell-count="1634" meta:object-count="0"/>
  </office:meta>
</office:document-meta>
</file>